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FA7593EA92F66CD8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09cm, 0.942cm, 12.741cm, 4.66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14cm" svg:height="21cm" svg:x="1.074cm" svg:y="2.091cm">
          <draw:image xlink:href="Pictures/10000000000005E8000007E0FA7593EA92F66CD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42:59.066852450</dc:date>
    <meta:editing-duration>PT4M7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